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18pt" style:font-size-asian="18pt" style:font-size-complex="18pt"/>
    </style:style>
    <style:style style:name="P2" style:family="paragraph" style:parent-style-name="Standard">
      <style:text-properties fo:font-size="18pt" fo:font-weight="bold" style:font-size-asian="18pt" style:font-weight-asian="bold" style:font-size-complex="18pt" style:font-weight-complex="bold"/>
    </style:style>
    <style:style style:name="P3" style:family="paragraph" style:parent-style-name="Standard">
      <style:text-properties fo:font-size="18pt" fo:font-style="normal" fo:font-weight="bold" style:font-size-asian="18pt" style:font-style-asian="normal" style:font-weight-asian="bold" style:font-size-complex="18pt" style:font-style-complex="normal" style:font-weight-complex="bold"/>
    </style:style>
    <style:style style:name="P4" style:family="paragraph" style:parent-style-name="Standard">
      <style:text-properties fo:font-style="italic" fo:font-weight="bold" style:font-style-asian="italic" style:font-weight-asian="bold" style:font-style-complex="italic" style:font-weight-complex="bold"/>
    </style:style>
    <style:style style:name="P5" style:family="paragraph" style:parent-style-name="Standard">
      <style:text-properties fo:font-style="normal" fo:font-weight="normal" style:font-style-asian="normal" style:font-weight-asian="normal" style:font-style-complex="normal" style:font-weight-complex="normal"/>
    </style:style>
    <style:style style:name="P6" style:family="paragraph" style:parent-style-name="Standard">
      <style:text-properties fo:font-size="12pt" style:font-size-asian="12pt" style:font-size-complex="12pt"/>
    </style:style>
    <style:style style:name="P7" style:family="paragraph" style:parent-style-name="Standard">
      <style:text-properties fo:font-size="12pt" fo:font-style="italic" fo:font-weight="bold" style:font-size-asian="12pt" style:font-style-asian="italic" style:font-weight-asian="bold" style:font-size-complex="12pt" style:font-style-complex="italic" style:font-weight-complex="bold"/>
    </style:style>
    <style:style style:name="P8" style:family="paragraph" style:parent-style-name="Standard">
      <style:text-properties fo:font-size="12pt" fo:font-style="normal" style:font-size-asian="12pt" style:font-style-asian="normal" style:font-size-complex="12pt" style:font-style-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style="italic"/>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style:font-style-asian="italic"/>
    </style:style>
    <style:style style:name="T6" style:family="text">
      <style:text-properties style:font-weight-asian="bold"/>
    </style:style>
    <style:style style:name="T7" style:family="text">
      <style:text-properties style:font-style-complex="italic"/>
    </style:style>
    <style:style style:name="T8" style:family="text">
      <style:text-properties style:font-weight-complex="bold"/>
    </style:style>
    <style:style style:name="T9" style:family="text">
      <style:text-properties fo:font-size="18pt"/>
    </style:style>
    <style:style style:name="T10" style:family="text">
      <style:text-properties style:font-size-asian="18pt"/>
    </style:style>
    <style:style style:name="T11" style:family="text">
      <style:text-properties style:font-size-complex="18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Method of evaluation</text:p>
      <text:p text:style-name="P7">What method did we choose?</text:p>
      <text:p text:style-name="P8">The BTH method.</text:p>
      <text:p text:style-name="P1"/>
      <text:p text:style-name="P7">Why did we choose this method?</text:p>
      <text:p text:style-name="P6">We choose the BTH method since it was a method we were familiar with and all other methods we could find were to time consuming or required a much bigger development team than we had.</text:p>
      <text:p text:style-name="P1"/>
      <text:p text:style-name="P7">Other methods we considered.</text:p>
      <text:p text:style-name="P6">We looked at ATAM and CBAM. The reason for theese two being considered were that they are the only two methods described in the main course literature.</text:p>
      <text:p text:style-name="P1"/>
      <text:p text:style-name="P7">Why we did not choose them.</text:p>
      <text:p text:style-name="Standard">We did not choose ATAM because it required to much time (about four weeks) and bigger development team.</text:p>
      <text:p text:style-name="Standard">CBAM was not chosen because it mainly concerns itself with profit and budgeting. And theese factors are not relevant for this school project.</text:p>
      <text:p text:style-name="Standard"/>
      <text:p text:style-name="P2">Scenarios</text:p>
      <text:p text:style-name="P1">System dependability</text:p>
      <text:p text:style-name="Standard"><text:span text:style-name="T4">The tested <text:s/>system uses as much as 10 gigabyta of primary memory.</text:span></text:p>
      <text:p text:style-name="P5">According to our research this is not currently a feasible quantity of required primary memory for a standard program. This made us add an assumption about the tested systems primary memory requirements. <text:s/></text:p>
      <text:p text:style-name="Standard"/>
      <text:p text:style-name="P4">The tested system crashes during testing</text:p>
      <text:p text:style-name="P5">The testing wrapper will acquire the last saved state of the tested system from the checkpoint module and then restore the tested from there.</text:p>
      <text:p text:style-name="Standard"><text:span text:style-name="T4"/></text:p>
      <text:p text:style-name="Standard"><text:span text:style-name="T4">The tested system crashes during testing and keeps on crashing at the same moment everytime.</text:span></text:p>
      <text:p text:style-name="P5">This scenario made us add a new issuecard, ”Multiple crash issue”. The tested system wrapper counts crashes and mapping them to checkpoints. When a predefined amount of crashes has occured bound to the same checkpoint the MIB terminates the test and notes this in the log.</text:p>
      <text:p text:style-name="Standard"/>
      <text:p text:style-name="Standard"/>
      <text:p text:style-name="Standard">Input types</text:p>
      <text:p text:style-name="P4">Inputstream from a blueray</text:p>
      <text:p text:style-name="Standard">Our input system can handle the streaming from a blueray and the transfer rate can be a maximum of 54 mb/s from a blueray which is well below the system capacity.</text:p>
      <text:p text:style-name="Standard"/>
      <text:p text:style-name="P1">Maintainability</text:p>
      <text:p text:style-name="P4">The customer returns after buying the system and requests two new system techniques.</text:p>
      <text:p text:style-name="P5">This is solved by maintining good semantics throughout the wrapping module aswell as anticipating <text:s/>expected changes in testing techniques. Thus changes will be localized to the testing wrapper.</text:p>
      <text:p text:style-name="Standard"/>
      <text:p text:style-name="P4">The customer returns after buying the system and requests three new input-types.</text:p>
      <text:p text:style-name="Standard">By generalizing the input modules we make it easy to make new input-types.</text:p>
      <text:p text:style-name="Standard"/>
      <text:p text:style-name="P4"><text:soft-page-break/>The test is finished and the output needs to be valuated.</text:p>
      <text:p text:style-name="P5">When the testing is completed the testing data will be transfered from the datalog to the output validation subsystem there the output will be validation in the validation against predefined output. And then all the data as well as the validated output will be compiled into the final report.</text:p>
      <text:p text:style-name="P5"/>
      <text:p text:style-name="P5"/>
      <text:p text:style-name="P5"/>
      <text:p text:style-name="P3">Evaluation Conclusion</text:p>
      <text:p text:style-name="P5">We have found that, with our current knowdledge of architecture structures and the results of the self evaluation, our immediate structure upholds the quality requirements set by the system description. As such we found no reason doing an architecture transformation.</text:p>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v" fo:country="SE"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2-09-27T12:00:01.50</meta:creation-date>
    <dc:date>2012-09-27T15:54:34.82</dc:date>
    <meta:editing-duration>PT02H48M25S</meta:editing-duration>
    <meta:editing-cycles>81</meta:editing-cycles>
    <meta:generator>OpenOffice.org/3.2$Win32 OpenOffice.org_project/320m12$Build-9483</meta:generator>
    <meta:document-statistic meta:table-count="0" meta:image-count="0" meta:object-count="0" meta:page-count="2" meta:paragraph-count="30" meta:word-count="475" meta:character-count="2850"/>
  </office:meta>
</office:document-meta>
</file>